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b2b" officeooo:paragraph-rsid="00013b2b"/>
    </style:style>
    <style:style style:name="P2" style:family="paragraph" style:parent-style-name="Standard">
      <style:text-properties officeooo:rsid="0001c5d1" officeooo:paragraph-rsid="0001c5d1"/>
    </style:style>
    <style:style style:name="P3" style:family="paragraph" style:parent-style-name="Standard">
      <style:text-properties fo:font-weight="bold" officeooo:rsid="0001c5d1" officeooo:paragraph-rsid="0001c5d1" style:font-weight-asian="bold" style:font-weight-complex="bold"/>
    </style:style>
    <style:style style:name="P4" style:family="paragraph" style:parent-style-name="Standard">
      <style:text-properties fo:font-style="italic" fo:font-weight="normal" officeooo:rsid="0001c5d1" officeooo:paragraph-rsid="0001c5d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20c23" officeooo:paragraph-rsid="00020c23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bold" officeooo:rsid="00020c23" officeooo:paragraph-rsid="00020c23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bold" officeooo:rsid="00020c23" officeooo:paragraph-rsid="00020c2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officeooo:rsid="00020c23" officeooo:paragraph-rsid="00020c23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1ab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1c5d1" style:font-style-asian="normal" style:font-weight-asian="bold" style:font-style-complex="normal" style:font-weight-complex="bold"/>
    </style:style>
    <style:style style:name="T7" style:family="text">
      <style:text-properties officeooo:rsid="00021a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Tool</text:span><text:span text:style-name="T6">s</text:span><text:span text:style-name="T5"> </text:span><text:span text:style-name="T1">: </text:span></text:p>
      <text:p text:style-name="P1"><text:span text:style-name="T1">answerthepublic.com</text:span></text:p>
      <text:p text:style-name="P1"><text:span text:style-name="T1">keywordrevealer.com</text:span></text:p>
      <text:p text:style-name="P1"><text:span text:style-name="T1">coschedule.com/headline-analyzer</text:span></text:p>
      <text:p text:style-name="P2"><text:span text:style-name="T1">onelook.com</text:span></text:p>
      <text:p text:style-name="P2"><text:span text:style-name="T1"/></text:p>
      <text:p text:style-name="P3">Persuasive Power Words : </text:p>
      <text:p text:style-name="P3"/>
      <text:p text:style-name="P4">You</text:p>
      <text:p text:style-name="P4">Free</text:p>
      <text:p text:style-name="P5">Because</text:p>
      <text:p text:style-name="P5"/>
      <text:p text:style-name="P7">Power words and phrases</text:p>
      <text:p text:style-name="P7"/>
      <text:p text:style-name="P6">When and where to use :</text:p>
      <text:p text:style-name="P8">Ads and Landing Pages :</text:p>
      <text:p text:style-name="P8">- <text:span text:style-name="T2">Disrupt</text:span></text:p>
      <text:p text:style-name="P8">- <text:span text:style-name="T2">Ultimate</text:span></text:p>
      <text:p text:style-name="P8"><text:span text:style-name="T2">-</text:span><text:span text:style-name="T3"> Imagin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8-31T10:05:30.165000000</dc:date>
    <meta:editing-duration>PT4M21S</meta:editing-duration>
    <meta:editing-cycles>1</meta:editing-cycles>
    <meta:document-statistic meta:table-count="0" meta:image-count="0" meta:object-count="0" meta:page-count="1" meta:paragraph-count="15" meta:word-count="34" meta:character-count="225" meta:non-whitespace-character-count="204"/>
  </office:meta>
</office:document-meta>
</file>